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text-underline-style="none" fo:font-weight="normal" officeooo:rsid="00087c25" officeooo:paragraph-rsid="00139aab" style:font-weight-asian="normal" style:font-weight-complex="normal"/>
    </style:style>
    <style:style style:name="P2" style:family="paragraph" style:parent-style-name="Standard">
      <style:text-properties style:font-name="Calibri" style:text-underline-style="none" fo:font-weight="normal" officeooo:rsid="000f1543" officeooo:paragraph-rsid="00087c25" style:font-weight-asian="normal" style:font-weight-complex="normal"/>
    </style:style>
    <style:style style:name="P3" style:family="paragraph" style:parent-style-name="Standard">
      <style:text-properties style:font-name="Calibri" style:text-underline-style="none" fo:font-weight="normal" officeooo:rsid="00139aab" officeooo:paragraph-rsid="00139aab" style:font-weight-asian="normal" style:font-weight-complex="normal"/>
    </style:style>
    <style:style style:name="P4" style:family="paragraph" style:parent-style-name="Standard">
      <style:text-properties style:font-name="Calibri" style:text-underline-style="none" fo:font-weight="normal" officeooo:rsid="0015eafc" officeooo:paragraph-rsid="0015eafc" style:font-weight-asian="normal" style:font-weight-complex="normal"/>
    </style:style>
    <style:style style:name="P5" style:family="paragraph" style:parent-style-name="Standard">
      <style:text-properties style:font-name="Calibri" style:text-underline-style="none" fo:font-weight="bold" officeooo:rsid="0010955f" officeooo:paragraph-rsid="0010955f" style:font-weight-asian="bold" style:font-weight-complex="bold"/>
    </style:style>
    <style:style style:name="P6" style:family="paragraph" style:parent-style-name="Standard">
      <style:text-properties style:font-name="Calibri" style:text-underline-style="none" fo:font-weight="bold" officeooo:rsid="00139aab" officeooo:paragraph-rsid="00139aab" style:font-weight-asian="bold" style:font-weight-complex="bold"/>
    </style:style>
    <style:style style:name="P7" style:family="paragraph" style:parent-style-name="Standard">
      <style:text-properties style:font-name="Calibri" style:text-underline-style="none" fo:font-weight="bold" officeooo:rsid="00087c25" officeooo:paragraph-rsid="00139aab" style:font-weight-asian="bold" style:font-weight-complex="bold"/>
    </style:style>
    <style:style style:name="P8" style:family="paragraph" style:parent-style-name="Standard">
      <style:text-properties style:font-name="Calibri" style:text-underline-style="none" fo:font-weight="bold" officeooo:rsid="000a5718" officeooo:paragraph-rsid="00139aab" style:font-weight-asian="bold" style:font-weight-complex="bold"/>
    </style:style>
    <style:style style:name="P9" style:family="paragraph" style:parent-style-name="Standard">
      <style:text-properties style:font-name="Calibri" style:text-underline-style="solid" style:text-underline-width="auto" style:text-underline-color="font-color" fo:font-weight="bold" officeooo:rsid="00139aab" officeooo:paragraph-rsid="00139aab" style:font-weight-asian="bold" style:font-weight-complex="bold"/>
    </style:style>
    <style:style style:name="P10" style:family="paragraph" style:parent-style-name="Standard">
      <style:text-properties style:font-name="Calibri" style:text-underline-style="solid" style:text-underline-width="auto" style:text-underline-color="font-color" fo:font-weight="bold" officeooo:rsid="00155f00" officeooo:paragraph-rsid="00155f00" style:font-weight-asian="bold" style:font-weight-complex="bold"/>
    </style:style>
    <style:style style:name="P11" style:family="paragraph" style:parent-style-name="Standard" style:list-style-name="L1">
      <style:text-properties style:font-name="Calibri" style:text-underline-style="none" fo:font-weight="normal" officeooo:rsid="00115589" officeooo:paragraph-rsid="00115589" style:font-weight-asian="normal" style:font-weight-complex="normal"/>
    </style:style>
    <style:style style:name="P12" style:family="paragraph" style:parent-style-name="Standard" style:list-style-name="L2">
      <style:text-properties style:font-name="Calibri" style:text-underline-style="none" fo:font-weight="normal" officeooo:rsid="0010955f" officeooo:paragraph-rsid="0010955f" style:font-weight-asian="normal" style:font-weight-complex="normal"/>
    </style:style>
    <style:style style:name="P13" style:family="paragraph" style:parent-style-name="Standard" style:list-style-name="L2">
      <style:text-properties style:font-name="Calibri" style:text-underline-style="none" fo:font-weight="normal" officeooo:rsid="001b2028" officeooo:paragraph-rsid="001b2028" style:font-weight-asian="normal" style:font-weight-complex="normal"/>
    </style:style>
    <style:style style:name="P14" style:family="paragraph" style:parent-style-name="Standard" style:list-style-name="L4">
      <style:text-properties style:font-name="Calibri" style:text-underline-style="none" fo:font-weight="normal" officeooo:rsid="00156b41" officeooo:paragraph-rsid="00156b41" style:font-weight-asian="normal" style:font-weight-complex="normal"/>
    </style:style>
    <style:style style:name="P15" style:family="paragraph" style:parent-style-name="Standard" style:list-style-name="L4">
      <style:text-properties style:font-name="Calibri" style:text-underline-style="none" fo:font-weight="normal" officeooo:rsid="0015eafc" officeooo:paragraph-rsid="00260b31" style:font-weight-asian="normal" style:font-weight-complex="normal"/>
    </style:style>
    <style:style style:name="P16" style:family="paragraph" style:parent-style-name="Standard" style:list-style-name="L4">
      <style:text-properties style:font-name="Calibri" style:text-underline-style="none" fo:font-weight="normal" officeooo:rsid="002d2092" officeooo:paragraph-rsid="002d2092" style:font-weight-asian="normal" style:font-weight-complex="normal"/>
    </style:style>
    <style:style style:name="P17" style:family="paragraph" style:parent-style-name="Standard" style:list-style-name="L5">
      <style:text-properties style:font-name="Calibri" style:text-underline-style="none" fo:font-weight="normal" officeooo:rsid="00087c25" officeooo:paragraph-rsid="00139aab" style:font-weight-asian="normal" style:font-weight-complex="normal"/>
    </style:style>
    <style:style style:name="P18" style:family="paragraph" style:parent-style-name="Standard" style:list-style-name="L6">
      <style:text-properties style:font-name="Calibri" style:text-underline-style="none" fo:font-weight="normal" officeooo:rsid="000c4e95" officeooo:paragraph-rsid="00139aab" style:font-weight-asian="normal" style:font-weight-complex="normal"/>
    </style:style>
    <style:style style:name="P19" style:family="paragraph" style:parent-style-name="Standard" style:list-style-name="L6">
      <style:text-properties style:font-name="Calibri" style:text-underline-style="none" fo:font-weight="normal" officeooo:rsid="000db0b8" officeooo:paragraph-rsid="00139aab" style:font-weight-asian="normal" style:font-weight-complex="normal"/>
    </style:style>
    <style:style style:name="P20" style:family="paragraph" style:parent-style-name="Standard" style:list-style-name="L7">
      <style:text-properties style:font-name="Calibri" style:text-underline-style="none" fo:font-weight="normal" officeooo:rsid="002f1640" officeooo:paragraph-rsid="002f35c0" style:font-weight-asian="normal" style:font-weight-complex="normal"/>
    </style:style>
    <style:style style:name="P21" style:family="paragraph" style:parent-style-name="Standard" style:list-style-name="L7">
      <style:text-properties style:font-name="Calibri" style:text-underline-style="none" fo:font-weight="normal" officeooo:rsid="002f1640" officeooo:paragraph-rsid="0031124b" style:font-weight-asian="normal" style:font-weight-complex="normal"/>
    </style:style>
    <style:style style:name="P22" style:family="paragraph" style:parent-style-name="Standard">
      <style:text-properties style:font-name="Calibri" style:text-underline-style="none" fo:font-weight="normal" officeooo:rsid="002f1640" officeooo:paragraph-rsid="002f35c0" style:font-weight-asian="normal" style:font-weight-complex="normal"/>
    </style:style>
    <style:style style:name="P23" style:family="paragraph" style:parent-style-name="Standard" style:list-style-name="L7">
      <style:text-properties style:font-name="Calibri" style:text-underline-style="none" fo:font-weight="normal" officeooo:rsid="0032981e" officeooo:paragraph-rsid="0032981e" style:font-weight-asian="normal" style:font-weight-complex="normal"/>
    </style:style>
    <style:style style:name="P24" style:family="paragraph" style:parent-style-name="Standard" style:list-style-name="L7">
      <style:text-properties style:font-name="Calibri" style:text-underline-style="none" fo:font-weight="normal" officeooo:rsid="00351502" officeooo:paragraph-rsid="00351502" style:font-weight-asian="normal" style:font-weight-complex="normal"/>
    </style:style>
    <style:style style:name="P25" style:family="paragraph" style:parent-style-name="Standard" style:list-style-name="L8">
      <style:text-properties style:font-name="Calibri" style:text-underline-style="none" fo:font-weight="normal" officeooo:rsid="0038af99" officeooo:paragraph-rsid="0038af99" style:font-weight-asian="normal" style:font-weight-complex="normal"/>
    </style:style>
    <style:style style:name="P26" style:family="paragraph" style:parent-style-name="Standard">
      <style:text-properties style:font-name="Calibri" style:text-underline-style="none" fo:font-weight="bold" officeooo:rsid="002f35c0" officeooo:paragraph-rsid="002f35c0" style:font-weight-asian="bold" style:font-weight-complex="bold"/>
    </style:style>
    <style:style style:name="P27" style:family="paragraph" style:parent-style-name="Standard" style:list-style-name="L7">
      <style:text-properties style:font-name="Calibri" style:text-underline-style="none" fo:font-weight="bold" officeooo:rsid="0010955f" officeooo:paragraph-rsid="0032981e" style:font-weight-asian="bold" style:font-weight-complex="bold"/>
    </style:style>
    <style:style style:name="P28" style:family="paragraph" style:parent-style-name="Standard">
      <style:text-properties style:font-name="Calibri" style:text-underline-style="none" fo:font-weight="bold" officeooo:rsid="0038af99" officeooo:paragraph-rsid="0038af99" style:font-weight-asian="bold" style:font-weight-complex="bold"/>
    </style:style>
    <style:style style:name="T1" style:family="text">
      <style:text-properties officeooo:rsid="00095177"/>
    </style:style>
    <style:style style:name="T2" style:family="text">
      <style:text-properties officeooo:rsid="0011b630"/>
    </style:style>
    <style:style style:name="T3" style:family="text">
      <style:text-properties officeooo:rsid="00129481"/>
    </style:style>
    <style:style style:name="T4" style:family="text">
      <style:text-properties officeooo:rsid="0017be16"/>
    </style:style>
    <style:style style:name="T5" style:family="text">
      <style:text-properties officeooo:rsid="001ed8f1"/>
    </style:style>
    <style:style style:name="T6" style:family="text">
      <style:text-properties officeooo:rsid="0024abbd"/>
    </style:style>
    <style:style style:name="T7" style:family="text">
      <style:text-properties officeooo:rsid="00260b31"/>
    </style:style>
    <style:style style:name="T8" style:family="text">
      <style:text-properties officeooo:rsid="0028490b"/>
    </style:style>
    <style:style style:name="T9" style:family="text">
      <style:text-properties officeooo:rsid="00297740"/>
    </style:style>
    <style:style style:name="T10" style:family="text">
      <style:text-properties officeooo:rsid="002f1640"/>
    </style:style>
    <style:style style:name="T11" style:family="text">
      <style:text-properties officeooo:rsid="0010955f"/>
    </style:style>
    <style:style style:name="T12" style:family="text">
      <style:text-properties officeooo:rsid="0031124b"/>
    </style:style>
    <style:style style:name="T13" style:family="text">
      <style:text-properties officeooo:rsid="0033c15c"/>
    </style:style>
    <style:style style:name="T14" style:family="text">
      <style:text-properties officeooo:rsid="003441fc"/>
    </style:style>
    <style:style style:name="T15" style:family="text">
      <style:text-properties officeooo:rsid="0035925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sing the Engine</text:p>
      <text:p text:style-name="P2"/>
      <text:p text:style-name="P5">Moving Entities</text:p>
      <text:list xml:id="list8270547697724158820" text:style-name="L1">
        <text:list-item>
          <text:p text:style-name="P11">Moving an entity changes its position based on the entity's origin. The animatedSprite is then moved closer to the AnimatedEntity's position with each unit of time as smoothly as possible. The hitbox is always immediately updated to reflect the animatedSprite's <text:span text:style-name="T2">current </text:span>position.</text:p>
        </text:list-item>
        <text:list-item>
          <text:p text:style-name="P11"><text:span text:style-name="T10">NPC, Weapon and Projectile movement is handled using Direction instructions:</text:span></text:p>
        </text:list-item>
      </text:list>
      <text:list xml:id="list1276940367452290684" text:style-name="L2">
        <text:list-item>
          <text:p text:style-name="P12">Add<text:span text:style-name="T3">D</text:span>irection<text:span text:style-name="T3">() - This adds a Direction object</text:span> to <text:span text:style-name="T3">the entity's</text:span> AI queue. The Direction will contain the direction to move, the speed, the distance, and whether that direction should continue in a loop once the distance has been reached. <text:span text:style-name="T4">This is what is used for all NPCs, thrown weapons, and projectiles. </text:span></text:p>
        </text:list-item>
        <text:list-item>
          <text:p text:style-name="P13">AddDirection<text:span text:style-name="T9">Oppo</text:span>() - <text:span text:style-name="T5">Deletes the current direction (overriding it) and m</text:span>oves the entity in the opposite direction a unit of distance. <text:span text:style-name="T8">The entity won't be able to collide with anything until the distance requirement is met.</text:span> </text:p>
        </text:list-item>
      </text:list>
      <text:list xml:id="list4056035171228884568" text:style-name="L7">
        <text:list-item>
          <text:p text:style-name="P20">Hero movement is handled by calling <text:span text:style-name="T11">MoveOneUnit() </text:span>directly based on keyboard inputs.<text:span text:style-name="T11"> This will move an entity one unit of speed in whatever direction is given. </text:span>This method is also used by the Direction instructions.</text:p>
        </text:list-item>
      </text:list>
      <text:p text:style-name="P22"/>
      <text:p text:style-name="P26">Positioning</text:p>
      <text:list xml:id="list83609152164704" text:continue-numbering="true" text:style-name="L7">
        <text:list-item>
          <text:p text:style-name="P21"><text:span text:style-name="T12">In general, an entity should always be facing (its orientation) in the same direction that it is moving. The only exceptions is if the entity is knocked back after a collision. </text:span></text:p>
        </text:list-item>
        <text:list-item>
          <text:p text:style-name="P24"><text:span text:style-name="T15">All entitie have their</text:span> origin property<text:span text:style-name="T15"> automatically centered after every movement using getLocalBounds() .</text:span></text:p>
        </text:list-item>
        <text:list-item>
          <text:p text:style-name="P21"><text:span text:style-name="T12">A Projectile's animatedSprite is automatically rotated to match whatever direction it is moving.</text:span></text:p>
        </text:list-item>
        <text:list-item>
          <text:p text:style-name="P21"><text:span text:style-name="T12">Heroes and NPCs animatedSprites are flipped horizontally depending on their Orientation. This is done using the sfml scale method.</text:span></text:p>
        </text:list-item>
        <text:list-item>
          <text:p text:style-name="P23">A weapon held by a hero will be shown in front of the hero when it<text:span text:style-name="T13">'s</text:span> pointing at the bottom half of the screen and behind the hero when pointing towards the top half of the screen. <text:span text:style-name="T14">It will also be flipped horizontally depending on its current horizontal orientation.</text:span></text:p>
          <text:p text:style-name="P27"/>
        </text:list-item>
      </text:list>
      <text:p text:style-name="P6">Collisions</text:p>
      <text:list xml:id="list4983349947050166120" text:style-name="L4">
        <text:list-item>
          <text:p text:style-name="P14">Each time the logic loop updates, all entities check whether they are colliding with one another. Each entity handles its own collision logic independently.</text:p>
        </text:list-item>
        <text:list-item>
          <text:p text:style-name="P15">Collision tests begin with a check to see whether a collision is <text:span text:style-name="T6">first </text:span>allowed. This is <text:span text:style-name="T6">dependent on </text:span>the isCollisionOK() <text:span text:style-name="T6">(which resets to true after every movement) </text:span>and isDead() <text:span text:style-name="T6">(which never resets) </text:span>method<text:span text:style-name="T7">s</text:span>. </text:p>
        </text:list-item>
        <text:list-item>
          <text:p text:style-name="P16">Once a collision is allowed, the entity checks what type of entity it collided with and handles its logic from there.</text:p>
        </text:list-item>
      </text:list>
      <text:p text:style-name="P4"/>
      <text:p text:style-name="P28">Status</text:p>
      <text:list xml:id="list8176659238843840123" text:style-name="L8">
        <text:list-item>
          <text:p text:style-name="P25">An entities status is using for a variety of checks.</text:p>
        </text:list-item>
      </text:list>
      <text:p text:style-name="P3"/>
      <text:p text:style-name="P9">Class Descriptions</text:p>
      <text:p text:style-name="P7">Animated<text:span text:style-name="T1">Sprite</text:span> </text:p>
      <text:list xml:id="list4526989391606682911" text:style-name="L5">
        <text:list-item>
          <text:p text:style-name="P17">An entity that handles animations by way of sprite sheets</text:p>
        </text:list-item>
        <text:list-item>
          <text:p text:style-name="P17"><text:soft-page-break/>inherits all properties and methods of sf::Sprite</text:p>
        </text:list-item>
      </text:list>
      <text:p text:style-name="P1"/>
      <text:p text:style-name="P8">AnimatedEntity</text:p>
      <text:list xml:id="list1009330964669119299" text:style-name="L6">
        <text:list-item>
          <text:p text:style-name="P18">holds an AnimatedSprite and a sf::Sprite named hitbox to handle collision detection</text:p>
        </text:list-item>
        <text:list-item>
          <text:p text:style-name="P19">5 sub-types: Hero, NPC, Weapon, Collidable, Project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9T08:48:56.969000000</meta:creation-date>
    <dc:date>2015-07-01T08:36:09.085000000</dc:date>
    <meta:editing-duration>PT43M44S</meta:editing-duration>
    <meta:editing-cycles>55</meta:editing-cycles>
    <meta:generator>LibreOffice/4.2.3.3$Windows_x86 LibreOffice_project/882f8a0a489bc99a9e60c7905a60226254cb6ff0</meta:generator>
    <meta:document-statistic meta:table-count="0" meta:image-count="0" meta:object-count="0" meta:page-count="2" meta:paragraph-count="27" meta:word-count="454" meta:character-count="2775" meta:non-whitespace-character-count="2361"/>
  </office:meta>
</office:document-meta>
</file>